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O CLEANING</text:p>
          </table:table-cell>
          <table:table-cell office:value-type="string" calcext:value-type="string">
            <text:p>C/s</text:p>
          </table:table-cell>
          <table:table-cell office:value-type="string" calcext:value-type="string">
            <text:p>Clean C/s</text:p>
          </table:table-cell>
          <table:table-cell/>
          <table:table-cell office:value-type="string" calcext:value-type="string">
            <text:p>CLEANING</text:p>
          </table:table-cell>
          <table:table-cell office:value-type="string" calcext:value-type="string">
            <text:p>C/s</text:p>
          </table:table-cell>
          <table:table-cell office:value-type="string" calcext:value-type="string">
            <text:p>Clean C/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ckground</text:p>
          </table:table-cell>
          <table:table-cell office:value-type="float" office:value="0.833485" calcext:value-type="float">
            <text:p>0,833485</text:p>
          </table:table-cell>
          <table:table-cell office:value-type="string" calcext:value-type="string">
            <text:p>-----------------</text:p>
          </table:table-cell>
          <table:table-cell/>
          <table:table-cell office:value-type="string" calcext:value-type="string">
            <text:p>Background</text:p>
          </table:table-cell>
          <table:table-cell office:value-type="float" office:value="0.638737" calcext:value-type="float">
            <text:p>0,638737</text:p>
          </table:table-cell>
          <table:table-cell office:value-type="string" calcext:value-type="string">
            <text:p>-------------------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s-137_corta</text:p>
          </table:table-cell>
          <table:table-cell office:value-type="float" office:value="4.72671" calcext:value-type="float">
            <text:p>4,72671</text:p>
          </table:table-cell>
          <table:table-cell office:value-type="float" office:value="3.9232" calcext:value-type="float">
            <text:p>3,9232</text:p>
          </table:table-cell>
          <table:table-cell/>
          <table:table-cell office:value-type="string" calcext:value-type="string">
            <text:p>Cs-137</text:p>
          </table:table-cell>
          <table:table-cell office:value-type="float" office:value="3.98216" calcext:value-type="float">
            <text:p>3,98216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s-137_larga</text:p>
          </table:table-cell>
          <table:table-cell office:value-type="float" office:value="4.75289" calcext:value-type="float">
            <text:p>4,75289</text:p>
          </table:table-cell>
          <table:table-cell office:value-type="float" office:value="3.92237" calcext:value-type="float">
            <text:p>3,92237</text:p>
          </table:table-cell>
          <table:table-cell/>
          <table:table-cell office:value-type="string" calcext:value-type="string">
            <text:p>Sr_90</text:p>
          </table:table-cell>
          <table:table-cell office:value-type="float" office:value="40.647" calcext:value-type="float">
            <text:p>40,647</text:p>
          </table:table-cell>
          <table:table-cell office:value-type="float" office:value="40.0083" calcext:value-type="float">
            <text:p>40,00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r_90</text:p>
          </table:table-cell>
          <table:table-cell office:value-type="float" office:value="43.2392" calcext:value-type="float">
            <text:p>43,2392</text:p>
          </table:table-cell>
          <table:table-cell office:value-type="float" office:value="42.4062" calcext:value-type="float">
            <text:p>42,4062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01:15.888608769</meta:creation-date>
    <dc:date>2020-01-14T12:08:13.880816265</dc:date>
    <meta:editing-duration>PT7M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